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d23" officeooo:paragraph-rsid="000dd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l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00:25.274834151</meta:creation-date>
    <dc:date>2024-10-15T11:00:47.069782021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